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20" style:family="table-column">
      <style:table-column-properties fo:break-before="auto" style:column-width="2.8661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2" style:family="table-column">
      <style:table-column-properties fo:break-before="auto" style:column-width="0.711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co30" style:family="table-column">
      <style:table-column-properties fo:break-before="auto" style:column-width="1.0827in"/>
    </style:style>
    <style:style style:name="co31" style:family="table-column">
      <style:table-column-properties fo:break-before="auto" style:column-width="6.5543in"/>
    </style:style>
    <style:style style:name="co32" style:family="table-column">
      <style:table-column-properties fo:break-before="auto" style:column-width="4.8492in"/>
    </style:style>
    <style:style style:name="co33" style:family="table-column">
      <style:table-column-properties fo:break-before="auto" style:column-width="1.2008in"/>
    </style:style>
    <style:style style:name="co34" style:family="table-column">
      <style:table-column-properties fo:break-before="auto" style:column-width="9.1591in"/>
    </style:style>
    <style:style style:name="co35" style:family="table-column">
      <style:table-column-properties fo:break-before="auto" style:column-width="4.9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0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10T16:14:49.409961745</dc:date>
    <meta:editing-duration>P1DT6H28M31S</meta:editing-duration>
    <meta:editing-cycles>304</meta:editing-cycles>
    <meta:document-statistic meta:table-count="9" meta:cell-count="1201" meta:object-count="0"/>
  </office:meta>
</office:document-meta>
</file>